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43.64mm"/>
    </style:style>
    <style:style style:name="co3" style:family="table-column">
      <style:table-column-properties fo:break-before="auto" style:column-width="15.95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4.27mm"/>
    </style:style>
    <style:style style:name="co8" style:family="table-column">
      <style:table-column-properties fo:break-before="auto" style:column-width="14.53mm"/>
    </style:style>
    <style:style style:name="co9" style:family="table-column">
      <style:table-column-properties fo:break-before="auto" style:column-width="11.47mm"/>
    </style:style>
    <style:style style:name="co10" style:family="table-column">
      <style:table-column-properties fo:break-before="auto" style:column-width="25.45mm"/>
    </style:style>
    <style:style style:name="co11" style:family="table-column">
      <style:table-column-properties fo:break-before="auto" style:column-width="20.14mm"/>
    </style:style>
    <style:style style:name="co12" style:family="table-column">
      <style:table-column-properties fo:break-before="auto" style:column-width="32.72mm"/>
    </style:style>
    <style:style style:name="co13" style:family="table-column">
      <style:table-column-properties fo:break-before="auto" style:column-width="17.9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49.92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7.74mm"/>
    </style:style>
    <style:style style:name="ro1" style:family="table-row">
      <style:table-row-properties style:row-height="3.9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Producte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glyph-orientation-vertical="0" fo:background-color="#99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raaitabel_20_v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Draaitabel_20_categorie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Draaitabel_20_categorie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Draaitabel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Default">
      <style:table-cell-properties fo:border="0.99pt solid #000000"/>
    </style:style>
    <style:style style:name="ce16" style:family="table-cell" style:parent-style-name="Draaitabel_20_hoek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Draaitabel_20_waarde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Draaitabel_20_waarde" style:data-style-name="N0">
      <style:table-cell-properties fo:border-bottom="none" fo:border-left="0.99pt solid #000000" fo:border-right="2.01pt solid #000000" fo:border-top="none"/>
    </style:style>
    <style:style style:name="ce19" style:family="table-cell" style:parent-style-name="Draaitabel_20_waarde" style:data-style-name="N0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Draaitabel_20_resultaa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" table:maximum-difference="0"/>
      </table:calculation-settings>
      <table:table table:name="Producte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number-columns-repeated="243" table:default-cell-style-name="ce3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OMSCHR</text:p>
          </table:table-cell>
          <table:table-cell table:style-name="ce1" office:value-type="string" calcext:value-type="string">
            <text:p>MERK</text:p>
          </table:table-cell>
          <table:table-cell table:style-name="ce1" office:value-type="string" calcext:value-type="string">
            <text:p>EENHEID</text:p>
          </table:table-cell>
          <table:table-cell table:style-name="ce1" office:value-type="string" calcext:value-type="string">
            <text:p>VOORRAAD</text:p>
          </table:table-cell>
          <table:table-cell table:style-name="ce1" office:value-type="string" calcext:value-type="string">
            <text:p>BESTEL</text:p>
          </table:table-cell>
          <table:table-cell table:style-name="ce1" office:value-type="string" calcext:value-type="string">
            <text:p>BESTELP</text:p>
          </table:table-cell>
          <table:table-cell table:style-name="ce1" office:value-type="string" calcext:value-type="string">
            <text:p>BESTELH</text:p>
          </table:table-cell>
          <table:table-cell table:style-name="ce1" office:value-type="string" calcext:value-type="string">
            <text:p>LEVNR</text:p>
          </table:table-cell>
          <table:table-cell table:style-name="ce1" office:value-type="string" calcext:value-type="string">
            <text:p>LEVNAAM</text:p>
          </table:table-cell>
          <table:table-cell table:style-name="ce1" office:value-type="string" calcext:value-type="string">
            <text:p>REGIO</text:p>
          </table:table-cell>
          <table:table-cell table:style-name="ce1" office:value-type="string" calcext:value-type="string">
            <text:p>INKOOP</text:p>
          </table:table-cell>
          <table:table-cell table:style-name="ce1" office:value-type="string" calcext:value-type="string">
            <text:p>VERKOOP</text:p>
          </table:table-cell>
          <table:table-cell table:style-name="ce1" office:value-type="string" calcext:value-type="string">
            <text:p>VOORRAADWAARD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3M350</text:p>
          </table:table-cell>
          <table:table-cell table:style-name="ce2" office:value-type="string" calcext:value-type="string">
            <text:p>3M Diskette 10 st.</text:p>
          </table:table-cell>
          <table:table-cell table:style-name="ce2" office:value-type="string" calcext:value-type="string">
            <text:p>3M</text:p>
          </table:table-cell>
          <table:table-cell table:style-name="ce2" office:value-type="string" calcext:value-type="string">
            <text:p>Doo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10.41" calcext:value-type="float">
            <text:p>10,41 EUR</text:p>
          </table:table-cell>
          <table:table-cell table:style-name="ce5" office:value-type="float" office:value="16.11" calcext:value-type="float">
            <text:p>16,11 EUR</text:p>
          </table:table-cell>
          <table:table-cell table:style-name="ce5" table:formula="of:=[.E2]*[.L2]" office:value-type="float" office:value="551.73" calcext:value-type="float">
            <text:p>551,73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A301</text:p>
          </table:table-cell>
          <table:table-cell table:style-name="ce2" office:value-type="string" calcext:value-type="string">
            <text:p>Avance Luidspreker 90 W</text:p>
          </table:table-cell>
          <table:table-cell table:style-name="ce2" office:value-type="string" calcext:value-type="string">
            <text:p>Avance</text:p>
          </table:table-cell>
          <table:table-cell table:style-name="ce2" office:value-type="string" calcext:value-type="string">
            <text:p>Paa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252.85" calcext:value-type="float">
            <text:p>252,85 EUR</text:p>
          </table:table-cell>
          <table:table-cell table:style-name="ce5" office:value-type="float" office:value="490.83" calcext:value-type="float">
            <text:p>490,83 EUR</text:p>
          </table:table-cell>
          <table:table-cell table:style-name="ce5" table:formula="of:=[.E3]*[.L3]" office:value-type="float" office:value="505.7" calcext:value-type="float">
            <text:p>505,7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A401</text:p>
          </table:table-cell>
          <table:table-cell table:style-name="ce2" office:value-type="string" calcext:value-type="string">
            <text:p>Avance Luidspreker 180 W</text:p>
          </table:table-cell>
          <table:table-cell table:style-name="ce2" office:value-type="string" calcext:value-type="string">
            <text:p>Avance</text:p>
          </table:table-cell>
          <table:table-cell table:style-name="ce2" office:value-type="string" calcext:value-type="string">
            <text:p>Paa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352.01" calcext:value-type="float">
            <text:p>352,01 EUR</text:p>
          </table:table-cell>
          <table:table-cell table:style-name="ce5" office:value-type="float" office:value="681.71" calcext:value-type="float">
            <text:p>681,71 EUR</text:p>
          </table:table-cell>
          <table:table-cell table:style-name="ce5" table:formula="of:=[.E4]*[.L4]" office:value-type="float" office:value="1056.03" calcext:value-type="float">
            <text:p>1.056,03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V101</text:p>
          </table:table-cell>
          <table:table-cell table:style-name="ce2" office:value-type="string" calcext:value-type="string">
            <text:p>KLH Luidspreker 80 W</text:p>
          </table:table-cell>
          <table:table-cell table:style-name="ce2" office:value-type="string" calcext:value-type="string">
            <text:p>KLH</text:p>
          </table:table-cell>
          <table:table-cell table:style-name="ce2" office:value-type="string" calcext:value-type="string">
            <text:p>Paa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94.2" calcext:value-type="float">
            <text:p>94,20 EUR</text:p>
          </table:table-cell>
          <table:table-cell table:style-name="ce5" office:value-type="float" office:value="188.4" calcext:value-type="float">
            <text:p>188,40 EUR</text:p>
          </table:table-cell>
          <table:table-cell table:style-name="ce5" table:formula="of:=[.E5]*[.L5]" office:value-type="float" office:value="282.6" calcext:value-type="float">
            <text:p>282,6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V201</text:p>
          </table:table-cell>
          <table:table-cell table:style-name="ce2" office:value-type="string" calcext:value-type="string">
            <text:p>KLH Luidspreker 120 W</text:p>
          </table:table-cell>
          <table:table-cell table:style-name="ce2" office:value-type="string" calcext:value-type="string">
            <text:p>KLH</text:p>
          </table:table-cell>
          <table:table-cell table:style-name="ce2" office:value-type="string" calcext:value-type="string">
            <text:p>Paa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138.82" calcext:value-type="float">
            <text:p>138,82 EUR</text:p>
          </table:table-cell>
          <table:table-cell table:style-name="ce5" office:value-type="float" office:value="285.08" calcext:value-type="float">
            <text:p>285,08 EUR</text:p>
          </table:table-cell>
          <table:table-cell table:style-name="ce5" table:formula="of:=[.E6]*[.L6]" office:value-type="float" office:value="277.64" calcext:value-type="float">
            <text:p>277,6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C375</text:p>
          </table:table-cell>
          <table:table-cell table:style-name="ce2" office:value-type="string" calcext:value-type="string">
            <text:p>Sony Camcorder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528.01" calcext:value-type="float">
            <text:p>528,01 EUR</text:p>
          </table:table-cell>
          <table:table-cell table:style-name="ce5" office:value-type="float" office:value="991.33" calcext:value-type="float">
            <text:p>991,33 EUR</text:p>
          </table:table-cell>
          <table:table-cell table:style-name="ce5" table:formula="of:=[.E7]*[.L7]" office:value-type="float" office:value="1056.02" calcext:value-type="float">
            <text:p>1.056,02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C600</text:p>
          </table:table-cell>
          <table:table-cell table:style-name="ce2" office:value-type="string" calcext:value-type="string">
            <text:p>Sony Videocamera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882.5" calcext:value-type="float">
            <text:p>882,50 EUR</text:p>
          </table:table-cell>
          <table:table-cell table:style-name="ce5" office:value-type="float" office:value="1584.04" calcext:value-type="float">
            <text:p>1.584,04 EUR</text:p>
          </table:table-cell>
          <table:table-cell table:style-name="ce5" table:formula="of:=[.E8]*[.L8]" office:value-type="float" office:value="1765" calcext:value-type="float">
            <text:p>1.765,0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C705</text:p>
          </table:table-cell>
          <table:table-cell table:style-name="ce2" office:value-type="string" calcext:value-type="string">
            <text:p>Sony Handycam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793.26" calcext:value-type="float">
            <text:p>793,26 EUR</text:p>
          </table:table-cell>
          <table:table-cell table:style-name="ce5" office:value-type="float" office:value="1487.11" calcext:value-type="float">
            <text:p>1.487,11 EUR</text:p>
          </table:table-cell>
          <table:table-cell table:style-name="ce5" table:formula="of:=[.E9]*[.L9]" office:value-type="float" office:value="1586.52" calcext:value-type="float">
            <text:p>1.586,52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D105</text:p>
          </table:table-cell>
          <table:table-cell table:style-name="ce2" office:value-type="string" calcext:value-type="string">
            <text:p>Sony Midi CD Rack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241.7" calcext:value-type="float">
            <text:p>241,70 EUR</text:p>
          </table:table-cell>
          <table:table-cell table:style-name="ce5" office:value-type="float" office:value="443.73" calcext:value-type="float">
            <text:p>443,73 EUR</text:p>
          </table:table-cell>
          <table:table-cell table:style-name="ce5" table:formula="of:=[.E10]*[.L10]" office:value-type="float" office:value="725.1" calcext:value-type="float">
            <text:p>725,1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D195</text:p>
          </table:table-cell>
          <table:table-cell table:style-name="ce2" office:value-type="string" calcext:value-type="string">
            <text:p>Sony CD-speler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97.92" calcext:value-type="float">
            <text:p>97,92 EUR</text:p>
          </table:table-cell>
          <table:table-cell table:style-name="ce5" office:value-type="float" office:value="185.92" calcext:value-type="float">
            <text:p>185,92 EUR</text:p>
          </table:table-cell>
          <table:table-cell table:style-name="ce5" table:formula="of:=[.E11]*[.L11]" office:value-type="float" office:value="587.52" calcext:value-type="float">
            <text:p>587,52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D614</text:p>
          </table:table-cell>
          <table:table-cell table:style-name="ce2" office:value-type="string" calcext:value-type="string">
            <text:p>Philips CD-speler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86.51" calcext:value-type="float">
            <text:p>86,51 EUR</text:p>
          </table:table-cell>
          <table:table-cell table:style-name="ce5" office:value-type="float" office:value="171.05" calcext:value-type="float">
            <text:p>171,05 EUR</text:p>
          </table:table-cell>
          <table:table-cell table:style-name="ce5" table:formula="of:=[.E12]*[.L12]" office:value-type="float" office:value="432.55" calcext:value-type="float">
            <text:p>432,5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P930</text:p>
          </table:table-cell>
          <table:table-cell table:style-name="ce2" office:value-type="string" calcext:value-type="string">
            <text:p>Printer Star 9-pins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145.02" calcext:value-type="float">
            <text:p>145,02 EUR</text:p>
          </table:table-cell>
          <table:table-cell table:style-name="ce5" office:value-type="float" office:value="210.71" calcext:value-type="float">
            <text:p>210,71 EUR</text:p>
          </table:table-cell>
          <table:table-cell table:style-name="ce5" table:formula="of:=[.E13]*[.L13]" office:value-type="float" office:value="1450.2" calcext:value-type="float">
            <text:p>1.450,2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R700</text:p>
          </table:table-cell>
          <table:table-cell table:style-name="ce2" office:value-type="string" calcext:value-type="string">
            <text:p>Clarion Autoradio</text:p>
          </table:table-cell>
          <table:table-cell table:style-name="ce2" office:value-type="string" calcext:value-type="string">
            <text:p>Clarion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80.96" calcext:value-type="float">
            <text:p>180,96 EUR</text:p>
          </table:table-cell>
          <table:table-cell table:style-name="ce5" office:value-type="float" office:value="319.78" calcext:value-type="float">
            <text:p>319,78 EUR</text:p>
          </table:table-cell>
          <table:table-cell table:style-name="ce5" table:formula="of:=[.E14]*[.L14]" office:value-type="float" office:value="180.96" calcext:value-type="float">
            <text:p>180,9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S280</text:p>
          </table:table-cell>
          <table:table-cell table:style-name="ce2" office:value-type="string" calcext:value-type="string">
            <text:p>Computer Tulip 286</text:p>
          </table:table-cell>
          <table:table-cell table:style-name="ce2" office:value-type="string" calcext:value-type="string">
            <text:p>Tulip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493.31" calcext:value-type="float">
            <text:p>493,31 EUR</text:p>
          </table:table-cell>
          <table:table-cell table:style-name="ce5" office:value-type="float" office:value="884.98" calcext:value-type="float">
            <text:p>884,98 EUR</text:p>
          </table:table-cell>
          <table:table-cell table:style-name="ce5" table:formula="of:=[.E15]*[.L15]" office:value-type="float" office:value="1479.93" calcext:value-type="float">
            <text:p>1.479,93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S380</text:p>
          </table:table-cell>
          <table:table-cell table:style-name="ce2" office:value-type="string" calcext:value-type="string">
            <text:p>Computer Tulip 386SX</text:p>
          </table:table-cell>
          <table:table-cell table:style-name="ce2" office:value-type="string" calcext:value-type="string">
            <text:p>Tulip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790.78" calcext:value-type="float">
            <text:p>790,78 EUR</text:p>
          </table:table-cell>
          <table:table-cell table:style-name="ce5" office:value-type="float" office:value="1239.22" calcext:value-type="float">
            <text:p>1.239,22 EUR</text:p>
          </table:table-cell>
          <table:table-cell table:style-name="ce5" table:formula="of:=[.E16]*[.L16]" office:value-type="float" office:value="3163.12" calcext:value-type="float">
            <text:p>3.163,12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B040</text:p>
          </table:table-cell>
          <table:table-cell table:style-name="ce2" office:value-type="string" calcext:value-type="string">
            <text:p>Diskettebox 40 x 3,5</text:p>
          </table:table-cell>
          <table:table-cell table:style-name="ce2"/>
          <table:table-cell table:style-name="ce2" office:value-type="string" calcext:value-type="string">
            <text:p>Stuk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1.86" calcext:value-type="float">
            <text:p>1,86 EUR</text:p>
          </table:table-cell>
          <table:table-cell table:style-name="ce5" office:value-type="float" office:value="4.19" calcext:value-type="float">
            <text:p>4,19 EUR</text:p>
          </table:table-cell>
          <table:table-cell table:style-name="ce5" table:formula="of:=[.E17]*[.L17]" office:value-type="float" office:value="104.16" calcext:value-type="float">
            <text:p>104,1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B050</text:p>
          </table:table-cell>
          <table:table-cell table:style-name="ce2" office:value-type="string" calcext:value-type="string">
            <text:p>Diskettebox 50 x 5,25</text:p>
          </table:table-cell>
          <table:table-cell table:style-name="ce2"/>
          <table:table-cell table:style-name="ce2" office:value-type="string" calcext:value-type="string">
            <text:p>Stuk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1.61" calcext:value-type="float">
            <text:p>1,61 EUR</text:p>
          </table:table-cell>
          <table:table-cell table:style-name="ce5" office:value-type="float" office:value="3.72" calcext:value-type="float">
            <text:p>3,72 EUR</text:p>
          </table:table-cell>
          <table:table-cell table:style-name="ce5" table:formula="of:=[.E18]*[.L18]" office:value-type="float" office:value="193.2" calcext:value-type="float">
            <text:p>193,2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C580</text:p>
          </table:table-cell>
          <table:table-cell table:style-name="ce2" office:value-type="string" calcext:value-type="string">
            <text:p>Denon CD-speler</text:p>
          </table:table-cell>
          <table:table-cell table:style-name="ce2" office:value-type="string" calcext:value-type="string">
            <text:p>Denon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88.15" calcext:value-type="float">
            <text:p>188,15 EUR</text:p>
          </table:table-cell>
          <table:table-cell table:style-name="ce5" office:value-type="float" office:value="344.57" calcext:value-type="float">
            <text:p>344,57 EUR</text:p>
          </table:table-cell>
          <table:table-cell table:style-name="ce5" table:formula="of:=[.E19]*[.L19]" office:value-type="float" office:value="376.3" calcext:value-type="float">
            <text:p>376,3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760</text:p>
          </table:table-cell>
          <table:table-cell table:style-name="ce2" office:value-type="string" calcext:value-type="string">
            <text:p>Pioneer Autoradio-CD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Stu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250.37" calcext:value-type="float">
            <text:p>250,37 EUR</text:p>
          </table:table-cell>
          <table:table-cell table:style-name="ce5" office:value-type="float" office:value="443.73" calcext:value-type="float">
            <text:p>443,73 EUR</text:p>
          </table:table-cell>
          <table:table-cell table:style-name="ce5" table:formula="of:=[.E20]*[.L20]" office:value-type="float" office:value="250.37" calcext:value-type="float">
            <text:p>250,37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335</text:p>
          </table:table-cell>
          <table:table-cell table:style-name="ce2" office:value-type="string" calcext:value-type="string">
            <text:p>Denon Receiver 2 x 60 W</text:p>
          </table:table-cell>
          <table:table-cell table:style-name="ce2" office:value-type="string" calcext:value-type="string">
            <text:p>Denon</text:p>
          </table:table-cell>
          <table:table-cell table:style-name="ce2" office:value-type="string" calcext:value-type="string">
            <text:p>Stuk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78.48" calcext:value-type="float">
            <text:p>178,48 EUR</text:p>
          </table:table-cell>
          <table:table-cell table:style-name="ce5" office:value-type="float" office:value="344.57" calcext:value-type="float">
            <text:p>344,57 EUR</text:p>
          </table:table-cell>
          <table:table-cell table:style-name="ce5" table:formula="of:=[.E21]*[.L21]" office:value-type="float" office:value="356.96" calcext:value-type="float">
            <text:p>356,9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510</text:p>
          </table:table-cell>
          <table:table-cell table:style-name="ce2" office:value-type="string" calcext:value-type="string">
            <text:p>Denon Cassettedeck</text:p>
          </table:table-cell>
          <table:table-cell table:style-name="ce2" office:value-type="string" calcext:value-type="string">
            <text:p>Denon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11.55" calcext:value-type="float">
            <text:p>111,55 EUR</text:p>
          </table:table-cell>
          <table:table-cell table:style-name="ce5" office:value-type="float" office:value="247.65" calcext:value-type="float">
            <text:p>247,65 EUR</text:p>
          </table:table-cell>
          <table:table-cell table:style-name="ce5" table:formula="of:=[.E22]*[.L22]" office:value-type="float" office:value="557.75" calcext:value-type="float">
            <text:p>557,7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710</text:p>
          </table:table-cell>
          <table:table-cell table:style-name="ce2" office:value-type="string" calcext:value-type="string">
            <text:p>Denon Enkel Cassettedeck</text:p>
          </table:table-cell>
          <table:table-cell table:style-name="ce2" office:value-type="string" calcext:value-type="string">
            <text:p>Denon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203.27" calcext:value-type="float">
            <text:p>203,27 EUR</text:p>
          </table:table-cell>
          <table:table-cell table:style-name="ce5" office:value-type="float" office:value="394.15" calcext:value-type="float">
            <text:p>394,15 EUR</text:p>
          </table:table-cell>
          <table:table-cell table:style-name="ce5" table:formula="of:=[.E23]*[.L23]" office:value-type="float" office:value="406.54" calcext:value-type="float">
            <text:p>406,5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810</text:p>
          </table:table-cell>
          <table:table-cell table:style-name="ce2" office:value-type="string" calcext:value-type="string">
            <text:p>Denon Dubbel Cassettedeck</text:p>
          </table:table-cell>
          <table:table-cell table:style-name="ce2" office:value-type="string" calcext:value-type="string">
            <text:p>Denon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285.08" calcext:value-type="float">
            <text:p>285,08 EUR</text:p>
          </table:table-cell>
          <table:table-cell table:style-name="ce5" office:value-type="float" office:value="518.1" calcext:value-type="float">
            <text:p>518,10 EUR</text:p>
          </table:table-cell>
          <table:table-cell table:style-name="ce5" table:formula="of:=[.E24]*[.L24]" office:value-type="float" office:value="285.08" calcext:value-type="float">
            <text:p>285,0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X136</text:p>
          </table:table-cell>
          <table:table-cell table:style-name="ce2" office:value-type="string" calcext:value-type="string">
            <text:p>Sony Walkman + radio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39.66" calcext:value-type="float">
            <text:p>39,66 EUR</text:p>
          </table:table-cell>
          <table:table-cell table:style-name="ce5" office:value-type="float" office:value="86.51" calcext:value-type="float">
            <text:p>86,51 EUR</text:p>
          </table:table-cell>
          <table:table-cell table:style-name="ce5" table:formula="of:=[.E25]*[.L25]" office:value-type="float" office:value="237.96" calcext:value-type="float">
            <text:p>237,9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X360</text:p>
          </table:table-cell>
          <table:table-cell table:style-name="ce2" office:value-type="string" calcext:value-type="string">
            <text:p>Sony Walkman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32.23" calcext:value-type="float">
            <text:p>32,23 EUR</text:p>
          </table:table-cell>
          <table:table-cell table:style-name="ce5" office:value-type="float" office:value="54.54" calcext:value-type="float">
            <text:p>54,54 EUR</text:p>
          </table:table-cell>
          <table:table-cell table:style-name="ce5" table:formula="of:=[.E26]*[.L26]" office:value-type="float" office:value="257.84" calcext:value-type="float">
            <text:p>257,8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M620</text:p>
          </table:table-cell>
          <table:table-cell table:style-name="ce2" office:value-type="string" calcext:value-type="string">
            <text:p>Pioneer Booster 2 x 35 W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44.37" calcext:value-type="float">
            <text:p>44,37 EUR</text:p>
          </table:table-cell>
          <table:table-cell table:style-name="ce5" office:value-type="float" office:value="86.51" calcext:value-type="float">
            <text:p>86,51 EUR</text:p>
          </table:table-cell>
          <table:table-cell table:style-name="ce5" table:formula="of:=[.E27]*[.L27]" office:value-type="float" office:value="88.74" calcext:value-type="float">
            <text:p>88,7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122</text:p>
          </table:table-cell>
          <table:table-cell table:style-name="ce2" office:value-type="string" calcext:value-type="string">
            <text:p>Philips TV 37 cm scherm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66.09" calcext:value-type="float">
            <text:p>166,09 EUR</text:p>
          </table:table-cell>
          <table:table-cell table:style-name="ce5" office:value-type="float" office:value="294.99" calcext:value-type="float">
            <text:p>294,99 EUR</text:p>
          </table:table-cell>
          <table:table-cell table:style-name="ce5" table:formula="of:=[.E28]*[.L28]" office:value-type="float" office:value="664.36" calcext:value-type="float">
            <text:p>664,3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505</text:p>
          </table:table-cell>
          <table:table-cell table:style-name="ce2" office:value-type="string" calcext:value-type="string">
            <text:p>JVC Camcorder</text:p>
          </table:table-cell>
          <table:table-cell table:style-name="ce2" office:value-type="string" calcext:value-type="string">
            <text:p>JVC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642.04" calcext:value-type="float">
            <text:p>642,04 EUR</text:p>
          </table:table-cell>
          <table:table-cell table:style-name="ce5" office:value-type="float" office:value="1658.41" calcext:value-type="float">
            <text:p>1.658,41 EUR</text:p>
          </table:table-cell>
          <table:table-cell table:style-name="ce5" table:formula="of:=[.E29]*[.L29]" office:value-type="float" office:value="3852.24" calcext:value-type="float">
            <text:p>3.852,2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714</text:p>
          </table:table-cell>
          <table:table-cell table:style-name="ce2" office:value-type="string" calcext:value-type="string">
            <text:p>Philips stereo TV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671.79" calcext:value-type="float">
            <text:p>671,79 EUR</text:p>
          </table:table-cell>
          <table:table-cell table:style-name="ce5" office:value-type="float" office:value="989.1" calcext:value-type="float">
            <text:p>989,10 EUR</text:p>
          </table:table-cell>
          <table:table-cell table:style-name="ce5" table:formula="of:=[.E30]*[.L30]" office:value-type="float" office:value="1343.58" calcext:value-type="float">
            <text:p>1.343,5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973</text:p>
          </table:table-cell>
          <table:table-cell table:style-name="ce2" office:value-type="string" calcext:value-type="string">
            <text:p>Philips TV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627.17" calcext:value-type="float">
            <text:p>627,17 EUR</text:p>
          </table:table-cell>
          <table:table-cell table:style-name="ce5" office:value-type="float" office:value="964.31" calcext:value-type="float">
            <text:p>964,31 EUR</text:p>
          </table:table-cell>
          <table:table-cell table:style-name="ce5" table:formula="of:=[.E31]*[.L31]" office:value-type="float" office:value="627.17" calcext:value-type="float">
            <text:p>627,17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D330</text:p>
          </table:table-cell>
          <table:table-cell table:style-name="ce2" office:value-type="string" calcext:value-type="string">
            <text:p>Pioneer Hoofdtelefoon 33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2.89" calcext:value-type="float">
            <text:p>12,89 EUR</text:p>
          </table:table-cell>
          <table:table-cell table:style-name="ce5" office:value-type="float" office:value="23.55" calcext:value-type="float">
            <text:p>23,55 EUR</text:p>
          </table:table-cell>
          <table:table-cell table:style-name="ce5" table:formula="of:=[.E32]*[.L32]" office:value-type="float" office:value="38.67" calcext:value-type="float">
            <text:p>38,67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D450</text:p>
          </table:table-cell>
          <table:table-cell table:style-name="ce2" office:value-type="string" calcext:value-type="string">
            <text:p>Pioneer Hoofdtelefoon 45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22.31" calcext:value-type="float">
            <text:p>22,31 EUR</text:p>
          </table:table-cell>
          <table:table-cell table:style-name="ce5" office:value-type="float" office:value="46.85" calcext:value-type="float">
            <text:p>46,85 EUR</text:p>
          </table:table-cell>
          <table:table-cell table:style-name="ce5" table:formula="of:=[.E33]*[.L33]" office:value-type="float" office:value="44.62" calcext:value-type="float">
            <text:p>44,62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D480</text:p>
          </table:table-cell>
          <table:table-cell table:style-name="ce2" office:value-type="string" calcext:value-type="string">
            <text:p>Pioneer Hoofdtelefoon 48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Stuk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30.99" calcext:value-type="float">
            <text:p>30,99 EUR</text:p>
          </table:table-cell>
          <table:table-cell table:style-name="ce5" office:value-type="float" office:value="56.77" calcext:value-type="float">
            <text:p>56,77 EUR</text:p>
          </table:table-cell>
          <table:table-cell table:style-name="ce5" table:formula="of:=[.E34]*[.L34]" office:value-type="float" office:value="61.98" calcext:value-type="float">
            <text:p>61,9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D500</text:p>
          </table:table-cell>
          <table:table-cell table:style-name="ce2" office:value-type="string" calcext:value-type="string">
            <text:p>Pioneer Hoofdtelefoon 50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8.59" calcext:value-type="float">
            <text:p>18,59 EUR</text:p>
          </table:table-cell>
          <table:table-cell table:style-name="ce5" office:value-type="float" office:value="35.94" calcext:value-type="float">
            <text:p>35,94 EUR</text:p>
          </table:table-cell>
          <table:table-cell table:style-name="ce5" table:formula="of:=[.E35]*[.L35]" office:value-type="float" office:value="74.36" calcext:value-type="float">
            <text:p>74,3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D520</text:p>
          </table:table-cell>
          <table:table-cell table:style-name="ce2" office:value-type="string" calcext:value-type="string">
            <text:p>Pioneer Hoofdtelefoon 52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44.62" calcext:value-type="float">
            <text:p>44,62 EUR</text:p>
          </table:table-cell>
          <table:table-cell table:style-name="ce5" office:value-type="float" office:value="85.52" calcext:value-type="float">
            <text:p>85,52 EUR</text:p>
          </table:table-cell>
          <table:table-cell table:style-name="ce5" table:formula="of:=[.E36]*[.L36]" office:value-type="float" office:value="44.62" calcext:value-type="float">
            <text:p>44,62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D540</text:p>
          </table:table-cell>
          <table:table-cell table:style-name="ce2" office:value-type="string" calcext:value-type="string">
            <text:p>Pioneer Hoofdtelefoon 54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58.25" calcext:value-type="float">
            <text:p>58,25 EUR</text:p>
          </table:table-cell>
          <table:table-cell table:style-name="ce5" office:value-type="float" office:value="111.3" calcext:value-type="float">
            <text:p>111,30 EUR</text:p>
          </table:table-cell>
          <table:table-cell table:style-name="ce5" table:formula="of:=[.E37]*[.L37]" office:value-type="float" office:value="58.25" calcext:value-type="float">
            <text:p>58,2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F390</text:p>
          </table:table-cell>
          <table:table-cell table:style-name="ce2" office:value-type="string" calcext:value-type="string">
            <text:p>Sony Audiocassette HF 90 min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3-pack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1.36" calcext:value-type="float">
            <text:p>1,36 EUR</text:p>
          </table:table-cell>
          <table:table-cell table:style-name="ce5" office:value-type="float" office:value="2.45" calcext:value-type="float">
            <text:p>2,45 EUR</text:p>
          </table:table-cell>
          <table:table-cell table:style-name="ce5" table:formula="of:=[.E38]*[.L38]" office:value-type="float" office:value="88.4" calcext:value-type="float">
            <text:p>88,4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G180</text:p>
          </table:table-cell>
          <table:table-cell table:style-name="ce2" office:value-type="string" calcext:value-type="string">
            <text:p>Profex Videocassette</text:p>
          </table:table-cell>
          <table:table-cell table:style-name="ce2" office:value-type="string" calcext:value-type="string">
            <text:p>Profex</text:p>
          </table:table-cell>
          <table:table-cell table:style-name="ce2" office:value-type="string" calcext:value-type="string">
            <text:p>3-pack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6.45" calcext:value-type="float">
            <text:p>6,45 EUR</text:p>
          </table:table-cell>
          <table:table-cell table:style-name="ce5" office:value-type="float" office:value="12.37" calcext:value-type="float">
            <text:p>12,37 EUR</text:p>
          </table:table-cell>
          <table:table-cell table:style-name="ce5" table:formula="of:=[.E39]*[.L39]" office:value-type="float" office:value="225.75" calcext:value-type="float">
            <text:p>225,7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P460</text:p>
          </table:table-cell>
          <table:table-cell table:style-name="ce2" office:value-type="string" calcext:value-type="string">
            <text:p>HP Laserjet Printer III P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684.19" calcext:value-type="float">
            <text:p>684,19 EUR</text:p>
          </table:table-cell>
          <table:table-cell table:style-name="ce5" office:value-type="float" office:value="1360.94" calcext:value-type="float">
            <text:p>1.360,94 EUR</text:p>
          </table:table-cell>
          <table:table-cell table:style-name="ce5" table:formula="of:=[.E40]*[.L40]" office:value-type="float" office:value="2736.76" calcext:value-type="float">
            <text:p>2.736,7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P500</text:p>
          </table:table-cell>
          <table:table-cell table:style-name="ce2" office:value-type="string" calcext:value-type="string">
            <text:p>HP Deskjet Printer 500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307.39" calcext:value-type="float">
            <text:p>307,39 EUR</text:p>
          </table:table-cell>
          <table:table-cell table:style-name="ce5" office:value-type="float" office:value="495.54" calcext:value-type="float">
            <text:p>495,54 EUR</text:p>
          </table:table-cell>
          <table:table-cell table:style-name="ce5" table:formula="of:=[.E41]*[.L41]" office:value-type="float" office:value="614.78" calcext:value-type="float">
            <text:p>614,7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R540</text:p>
          </table:table-cell>
          <table:table-cell table:style-name="ce2" office:value-type="string" calcext:value-type="string">
            <text:p>JVC Videorecorder</text:p>
          </table:table-cell>
          <table:table-cell table:style-name="ce2" office:value-type="string" calcext:value-type="string">
            <text:p>JVC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215.67" calcext:value-type="float">
            <text:p>215,67 EUR</text:p>
          </table:table-cell>
          <table:table-cell table:style-name="ce5" office:value-type="float" office:value="371.59" calcext:value-type="float">
            <text:p>371,59 EUR</text:p>
          </table:table-cell>
          <table:table-cell table:style-name="ce5" table:formula="of:=[.E42]*[.L42]" office:value-type="float" office:value="862.68" calcext:value-type="float">
            <text:p>862,6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R640</text:p>
          </table:table-cell>
          <table:table-cell table:style-name="ce2" office:value-type="string" calcext:value-type="string">
            <text:p>JVC Videorecorder 3 koppen</text:p>
          </table:table-cell>
          <table:table-cell table:style-name="ce2" office:value-type="string" calcext:value-type="string">
            <text:p>JVC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270.2" calcext:value-type="float">
            <text:p>270,20 EUR</text:p>
          </table:table-cell>
          <table:table-cell table:style-name="ce5" office:value-type="float" office:value="468.52" calcext:value-type="float">
            <text:p>468,52 EUR</text:p>
          </table:table-cell>
          <table:table-cell table:style-name="ce5" table:formula="of:=[.E43]*[.L43]" office:value-type="float" office:value="810.6" calcext:value-type="float">
            <text:p>810,6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R860</text:p>
          </table:table-cell>
          <table:table-cell table:style-name="ce2" office:value-type="string" calcext:value-type="string">
            <text:p>JVC Videorecorder de luxe</text:p>
          </table:table-cell>
          <table:table-cell table:style-name="ce2" office:value-type="string" calcext:value-type="string">
            <text:p>JVC</text:p>
          </table:table-cell>
          <table:table-cell table:style-name="ce2" office:value-type="string" calcext:value-type="string">
            <text:p>Stuk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404.07" calcext:value-type="float">
            <text:p>404,07 EUR</text:p>
          </table:table-cell>
          <table:table-cell table:style-name="ce5" office:value-type="float" office:value="741.2" calcext:value-type="float">
            <text:p>741,20 EUR</text:p>
          </table:table-cell>
          <table:table-cell table:style-name="ce5" table:formula="of:=[.E44]*[.L44]" office:value-type="float" office:value="808.14" calcext:value-type="float">
            <text:p>808,1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V142</text:p>
          </table:table-cell>
          <table:table-cell table:style-name="ce2" office:value-type="string" calcext:value-type="string">
            <text:p>Sony TV 37 cm scherm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203.27" calcext:value-type="float">
            <text:p>203,27 EUR</text:p>
          </table:table-cell>
          <table:table-cell table:style-name="ce5" office:value-type="float" office:value="394.15" calcext:value-type="float">
            <text:p>394,15 EUR</text:p>
          </table:table-cell>
          <table:table-cell table:style-name="ce5" table:formula="of:=[.E45]*[.L45]" office:value-type="float" office:value="813.08" calcext:value-type="float">
            <text:p>813,0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C652</text:p>
          </table:table-cell>
          <table:table-cell table:style-name="ce2" office:value-type="string" calcext:value-type="string">
            <text:p>Kenwood Autoradio-cassette</text:p>
          </table:table-cell>
          <table:table-cell table:style-name="ce2" office:value-type="string" calcext:value-type="string">
            <text:p>Kenwood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88.4" calcext:value-type="float">
            <text:p>188,40 EUR</text:p>
          </table:table-cell>
          <table:table-cell table:style-name="ce5" office:value-type="float" office:value="394.15" calcext:value-type="float">
            <text:p>394,15 EUR</text:p>
          </table:table-cell>
          <table:table-cell table:style-name="ce5" table:formula="of:=[.E46]*[.L46]" office:value-type="float" office:value="376.8" calcext:value-type="float">
            <text:p>376,8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E373</text:p>
          </table:table-cell>
          <table:table-cell table:style-name="ce2" office:value-type="string" calcext:value-type="string">
            <text:p>Clarion Autoradio RDS</text:p>
          </table:table-cell>
          <table:table-cell table:style-name="ce2" office:value-type="string" calcext:value-type="string">
            <text:p>Clarion</text:p>
          </table:table-cell>
          <table:table-cell table:style-name="ce2" office:value-type="string" calcext:value-type="string">
            <text:p>Stu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28.9" calcext:value-type="float">
            <text:p>128,90 EUR</text:p>
          </table:table-cell>
          <table:table-cell table:style-name="ce5" office:value-type="float" office:value="222.86" calcext:value-type="float">
            <text:p>222,86 EUR</text:p>
          </table:table-cell>
          <table:table-cell table:style-name="ce5" table:formula="of:=[.E47]*[.L47]" office:value-type="float" office:value="128.9" calcext:value-type="float">
            <text:p>128,9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E630</text:p>
          </table:table-cell>
          <table:table-cell table:style-name="ce2" office:value-type="string" calcext:value-type="string">
            <text:p>Pioneer CD-set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334.66" calcext:value-type="float">
            <text:p>334,66 EUR</text:p>
          </table:table-cell>
          <table:table-cell table:style-name="ce5" office:value-type="float" office:value="669.06" calcext:value-type="float">
            <text:p>669,06 EUR</text:p>
          </table:table-cell>
          <table:table-cell table:style-name="ce5" table:formula="of:=[.E48]*[.L48]" office:value-type="float" office:value="334.66" calcext:value-type="float">
            <text:p>334,6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V253</text:p>
          </table:table-cell>
          <table:table-cell table:style-name="ce2" office:value-type="string" calcext:value-type="string">
            <text:p>Sony TV 63 cm scherm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493.31" calcext:value-type="float">
            <text:p>493,31 EUR</text:p>
          </table:table-cell>
          <table:table-cell table:style-name="ce5" office:value-type="float" office:value="939.52" calcext:value-type="float">
            <text:p>939,52 EUR</text:p>
          </table:table-cell>
          <table:table-cell table:style-name="ce5" table:formula="of:=[.E49]*[.L49]" office:value-type="float" office:value="1479.93" calcext:value-type="float">
            <text:p>1.479,93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V292</text:p>
          </table:table-cell>
          <table:table-cell table:style-name="ce2" office:value-type="string" calcext:value-type="string">
            <text:p>Sony TV 72 cm scherm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532.97" calcext:value-type="float">
            <text:p>532,97 EUR</text:p>
          </table:table-cell>
          <table:table-cell table:style-name="ce5" office:value-type="float" office:value="1063.46" calcext:value-type="float">
            <text:p>1.063,46 EUR</text:p>
          </table:table-cell>
          <table:table-cell table:style-name="ce5" table:formula="of:=[.E50]*[.L50]" office:value-type="float" office:value="1598.91" calcext:value-type="float">
            <text:p>1.598,91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X123</text:p>
          </table:table-cell>
          <table:table-cell table:style-name="ce2" office:value-type="string" calcext:value-type="string">
            <text:p>Panasonic Printer 24-naalds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195.84" calcext:value-type="float">
            <text:p>195,84 EUR</text:p>
          </table:table-cell>
          <table:table-cell table:style-name="ce5" office:value-type="float" office:value="369.36" calcext:value-type="float">
            <text:p>369,36 EUR</text:p>
          </table:table-cell>
          <table:table-cell table:style-name="ce5" table:formula="of:=[.E51]*[.L51]" office:value-type="float" office:value="391.68" calcext:value-type="float">
            <text:p>391,6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X332</text:p>
          </table:table-cell>
          <table:table-cell table:style-name="ce2" office:value-type="string" calcext:value-type="string">
            <text:p>Yamaha Dubbel Cassettedeck</text:p>
          </table:table-cell>
          <table:table-cell table:style-name="ce2" office:value-type="string" calcext:value-type="string">
            <text:p>Yamah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56.17" calcext:value-type="float">
            <text:p>156,17 EUR</text:p>
          </table:table-cell>
          <table:table-cell table:style-name="ce5" office:value-type="float" office:value="309.87" calcext:value-type="float">
            <text:p>309,87 EUR</text:p>
          </table:table-cell>
          <table:table-cell table:style-name="ce5" table:formula="of:=[.E52]*[.L52]" office:value-type="float" office:value="780.85" calcext:value-type="float">
            <text:p>780,8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X530</text:p>
          </table:table-cell>
          <table:table-cell table:style-name="ce2" office:value-type="string" calcext:value-type="string">
            <text:p>Yamaha Cassettedeck</text:p>
          </table:table-cell>
          <table:table-cell table:style-name="ce2" office:value-type="string" calcext:value-type="string">
            <text:p>Yamah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203.27" calcext:value-type="float">
            <text:p>203,27 EUR</text:p>
          </table:table-cell>
          <table:table-cell table:style-name="ce5" office:value-type="float" office:value="365.64" calcext:value-type="float">
            <text:p>365,64 EUR</text:p>
          </table:table-cell>
          <table:table-cell table:style-name="ce5" table:formula="of:=[.E53]*[.L53]" office:value-type="float" office:value="609.81" calcext:value-type="float">
            <text:p>609,81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X650</text:p>
          </table:table-cell>
          <table:table-cell table:style-name="ce2" office:value-type="string" calcext:value-type="string">
            <text:p>Yamaha Enkel Cassettedeck</text:p>
          </table:table-cell>
          <table:table-cell table:style-name="ce2" office:value-type="string" calcext:value-type="string">
            <text:p>Yamah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203.27" calcext:value-type="float">
            <text:p>203,27 EUR</text:p>
          </table:table-cell>
          <table:table-cell table:style-name="ce5" office:value-type="float" office:value="418.94" calcext:value-type="float">
            <text:p>418,94 EUR</text:p>
          </table:table-cell>
          <table:table-cell table:style-name="ce5" table:formula="of:=[.E54]*[.L54]" office:value-type="float" office:value="813.08" calcext:value-type="float">
            <text:p>813,0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L202</text:p>
          </table:table-cell>
          <table:table-cell table:style-name="ce2" office:value-type="string" calcext:value-type="string">
            <text:p>Macrom Eindversterker auto</text:p>
          </table:table-cell>
          <table:table-cell table:style-name="ce2" office:value-type="string" calcext:value-type="string">
            <text:p>Macrom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38.18" calcext:value-type="float">
            <text:p>38,18 EUR</text:p>
          </table:table-cell>
          <table:table-cell table:style-name="ce5" office:value-type="float" office:value="98.91" calcext:value-type="float">
            <text:p>98,91 EUR</text:p>
          </table:table-cell>
          <table:table-cell table:style-name="ce5" table:formula="of:=[.E55]*[.L55]" office:value-type="float" office:value="38.18" calcext:value-type="float">
            <text:p>38,1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L220</text:p>
          </table:table-cell>
          <table:table-cell table:style-name="ce2" office:value-type="string" calcext:value-type="string">
            <text:p>Macrom Autoradio-cassette</text:p>
          </table:table-cell>
          <table:table-cell table:style-name="ce2" office:value-type="string" calcext:value-type="string">
            <text:p>Macrom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53.69" calcext:value-type="float">
            <text:p>153,69 EUR</text:p>
          </table:table-cell>
          <table:table-cell table:style-name="ce5" office:value-type="float" office:value="294.99" calcext:value-type="float">
            <text:p>294,99 EUR</text:p>
          </table:table-cell>
          <table:table-cell table:style-name="ce5" table:formula="of:=[.E56]*[.L56]" office:value-type="float" office:value="307.38" calcext:value-type="float">
            <text:p>307,3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L501</text:p>
          </table:table-cell>
          <table:table-cell table:style-name="ce2" office:value-type="string" calcext:value-type="string">
            <text:p>Macrom autoluidspreker 90 W</text:p>
          </table:table-cell>
          <table:table-cell table:style-name="ce2" office:value-type="string" calcext:value-type="string">
            <text:p>Macrom</text:p>
          </table:table-cell>
          <table:table-cell table:style-name="ce2" office:value-type="string" calcext:value-type="string">
            <text:p>Paa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34.71" calcext:value-type="float">
            <text:p>34,71 EUR</text:p>
          </table:table-cell>
          <table:table-cell table:style-name="ce5" office:value-type="float" office:value="68.17" calcext:value-type="float">
            <text:p>68,17 EUR</text:p>
          </table:table-cell>
          <table:table-cell table:style-name="ce5" table:formula="of:=[.E57]*[.L57]" office:value-type="float" office:value="173.55" calcext:value-type="float">
            <text:p>173,5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S063</text:p>
          </table:table-cell>
          <table:table-cell table:style-name="ce2" office:value-type="string" calcext:value-type="string">
            <text:p>Metz TV 63 cm scherm</text:p>
          </table:table-cell>
          <table:table-cell table:style-name="ce2" office:value-type="string" calcext:value-type="string">
            <text:p>Metz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532.97" calcext:value-type="float">
            <text:p>532,97 EUR</text:p>
          </table:table-cell>
          <table:table-cell table:style-name="ce5" office:value-type="float" office:value="989.1" calcext:value-type="float">
            <text:p>989,10 EUR</text:p>
          </table:table-cell>
          <table:table-cell table:style-name="ce5" table:formula="of:=[.E58]*[.L58]" office:value-type="float" office:value="1598.91" calcext:value-type="float">
            <text:p>1.598,91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S070</text:p>
          </table:table-cell>
          <table:table-cell table:style-name="ce2" office:value-type="string" calcext:value-type="string">
            <text:p>Metz TV 70 cm scherm</text:p>
          </table:table-cell>
          <table:table-cell table:style-name="ce2" office:value-type="string" calcext:value-type="string">
            <text:p>Metz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627.17" calcext:value-type="float">
            <text:p>627,17 EUR</text:p>
          </table:table-cell>
          <table:table-cell table:style-name="ce5" office:value-type="float" office:value="1212.2" calcext:value-type="float">
            <text:p>1.212,20 EUR</text:p>
          </table:table-cell>
          <table:table-cell table:style-name="ce5" table:formula="of:=[.E59]*[.L59]" office:value-type="float" office:value="2508.68" calcext:value-type="float">
            <text:p>2.508,6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B280</text:p>
          </table:table-cell>
          <table:table-cell table:style-name="ce2" office:value-type="string" calcext:value-type="string">
            <text:p>Notebook Proton Computer 286</text:p>
          </table:table-cell>
          <table:table-cell table:style-name="ce2" office:value-type="string" calcext:value-type="string">
            <text:p>Proton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805.65" calcext:value-type="float">
            <text:p>805,65 EUR</text:p>
          </table:table-cell>
          <table:table-cell table:style-name="ce5" office:value-type="float" office:value="1484.88" calcext:value-type="float">
            <text:p>1.484,88 EUR</text:p>
          </table:table-cell>
          <table:table-cell table:style-name="ce5" table:formula="of:=[.E60]*[.L60]" office:value-type="float" office:value="1611.3" calcext:value-type="float">
            <text:p>1.611,3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C200</text:p>
          </table:table-cell>
          <table:table-cell table:style-name="ce2" office:value-type="string" calcext:value-type="string">
            <text:p>Nec Printer 24-naalds</text:p>
          </table:table-cell>
          <table:table-cell table:style-name="ce2" office:value-type="string" calcext:value-type="string">
            <text:p>Nec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205.75" calcext:value-type="float">
            <text:p>205,75 EUR</text:p>
          </table:table-cell>
          <table:table-cell table:style-name="ce5" office:value-type="float" office:value="369.36" calcext:value-type="float">
            <text:p>369,36 EUR</text:p>
          </table:table-cell>
          <table:table-cell table:style-name="ce5" table:formula="of:=[.E61]*[.L61]" office:value-type="float" office:value="617.25" calcext:value-type="float">
            <text:p>617,2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S525</text:p>
          </table:table-cell>
          <table:table-cell table:style-name="ce2" office:value-type="string" calcext:value-type="string">
            <text:p>Nashua disk. 10 st.</text:p>
          </table:table-cell>
          <table:table-cell table:style-name="ce2" office:value-type="string" calcext:value-type="string">
            <text:p>Nashua</text:p>
          </table:table-cell>
          <table:table-cell table:style-name="ce2" office:value-type="string" calcext:value-type="string">
            <text:p>Doos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2.73" calcext:value-type="float">
            <text:p>2,73 EUR</text:p>
          </table:table-cell>
          <table:table-cell table:style-name="ce5" office:value-type="float" office:value="4.71" calcext:value-type="float">
            <text:p>4,71 EUR</text:p>
          </table:table-cell>
          <table:table-cell table:style-name="ce5" table:formula="of:=[.E62]*[.L62]" office:value-type="float" office:value="221.13" calcext:value-type="float">
            <text:p>221,13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V150</text:p>
          </table:table-cell>
          <table:table-cell table:style-name="ce2" office:value-type="string" calcext:value-type="string">
            <text:p>Panasonic Camcorder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552.8" calcext:value-type="float">
            <text:p>552,80 EUR</text:p>
          </table:table-cell>
          <table:table-cell table:style-name="ce5" office:value-type="float" office:value="1187.41" calcext:value-type="float">
            <text:p>1.187,41 EUR</text:p>
          </table:table-cell>
          <table:table-cell table:style-name="ce5" table:formula="of:=[.E63]*[.L63]" office:value-type="float" office:value="2764" calcext:value-type="float">
            <text:p>2.764,0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360</text:p>
          </table:table-cell>
          <table:table-cell table:style-name="ce2" office:value-type="string" calcext:value-type="string">
            <text:p>Denon Versterker 2 x 60 W</text:p>
          </table:table-cell>
          <table:table-cell table:style-name="ce2" office:value-type="string" calcext:value-type="string">
            <text:p>Denon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31.38" calcext:value-type="float">
            <text:p>131,38 EUR</text:p>
          </table:table-cell>
          <table:table-cell table:style-name="ce5" office:value-type="float" office:value="270.2" calcext:value-type="float">
            <text:p>270,20 EUR</text:p>
          </table:table-cell>
          <table:table-cell table:style-name="ce5" table:formula="of:=[.E64]*[.L64]" office:value-type="float" office:value="394.14" calcext:value-type="float">
            <text:p>394,1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560</text:p>
          </table:table-cell>
          <table:table-cell table:style-name="ce2" office:value-type="string" calcext:value-type="string">
            <text:p>Denon Versterker 2 x 70 W</text:p>
          </table:table-cell>
          <table:table-cell table:style-name="ce2" office:value-type="string" calcext:value-type="string">
            <text:p>Denon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68.57" calcext:value-type="float">
            <text:p>168,57 EUR</text:p>
          </table:table-cell>
          <table:table-cell table:style-name="ce5" office:value-type="float" office:value="319.78" calcext:value-type="float">
            <text:p>319,78 EUR</text:p>
          </table:table-cell>
          <table:table-cell table:style-name="ce5" table:formula="of:=[.E65]*[.L65]" office:value-type="float" office:value="337.14" calcext:value-type="float">
            <text:p>337,1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860</text:p>
          </table:table-cell>
          <table:table-cell table:style-name="ce2" office:value-type="string" calcext:value-type="string">
            <text:p>Denon Versterker 2 x 80 W</text:p>
          </table:table-cell>
          <table:table-cell table:style-name="ce2" office:value-type="string" calcext:value-type="string">
            <text:p>Denon</text:p>
          </table:table-cell>
          <table:table-cell table:style-name="ce2" office:value-type="string" calcext:value-type="string">
            <text:p>Stu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203.27" calcext:value-type="float">
            <text:p>203,27 EUR</text:p>
          </table:table-cell>
          <table:table-cell table:style-name="ce5" office:value-type="float" office:value="418.94" calcext:value-type="float">
            <text:p>418,94 EUR</text:p>
          </table:table-cell>
          <table:table-cell table:style-name="ce5" table:formula="of:=[.E66]*[.L66]" office:value-type="float" office:value="203.27" calcext:value-type="float">
            <text:p>203,27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C200</text:p>
          </table:table-cell>
          <table:table-cell table:style-name="ce2" office:value-type="string" calcext:value-type="string">
            <text:p>Philips Notebook Computer 28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368.37" calcext:value-type="float">
            <text:p>1.368,37 EUR</text:p>
          </table:table-cell>
          <table:table-cell table:style-name="ce5" office:value-type="float" office:value="2476.46" calcext:value-type="float">
            <text:p>2.476,46 EUR</text:p>
          </table:table-cell>
          <table:table-cell table:style-name="ce5" table:formula="of:=[.E67]*[.L67]" office:value-type="float" office:value="2736.74" calcext:value-type="float">
            <text:p>2.736,7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C334</text:p>
          </table:table-cell>
          <table:table-cell table:style-name="ce2" office:value-type="string" calcext:value-type="string">
            <text:p>Philips 386SX Computer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120.48" calcext:value-type="float">
            <text:p>1.120,48 EUR</text:p>
          </table:table-cell>
          <table:table-cell table:style-name="ce5" office:value-type="float" office:value="2136.84" calcext:value-type="float">
            <text:p>2.136,84 EUR</text:p>
          </table:table-cell>
          <table:table-cell table:style-name="ce5" table:formula="of:=[.E68]*[.L68]" office:value-type="float" office:value="3361.44" calcext:value-type="float">
            <text:p>3.361,4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C337</text:p>
          </table:table-cell>
          <table:table-cell table:style-name="ce2" office:value-type="string" calcext:value-type="string">
            <text:p>Philips 386 Mini-tower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338.63" calcext:value-type="float">
            <text:p>1.338,63 EUR</text:p>
          </table:table-cell>
          <table:table-cell table:style-name="ce5" office:value-type="float" office:value="2446.71" calcext:value-type="float">
            <text:p>2.446,71 EUR</text:p>
          </table:table-cell>
          <table:table-cell table:style-name="ce5" table:formula="of:=[.E69]*[.L69]" office:value-type="float" office:value="2677.26" calcext:value-type="float">
            <text:p>2.677,2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T350</text:p>
          </table:table-cell>
          <table:table-cell table:style-name="ce2" office:value-type="string" calcext:value-type="string">
            <text:p>Philips Tuner Digitaal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86.76" calcext:value-type="float">
            <text:p>86,76 EUR</text:p>
          </table:table-cell>
          <table:table-cell table:style-name="ce5" office:value-type="float" office:value="168.57" calcext:value-type="float">
            <text:p>168,57 EUR</text:p>
          </table:table-cell>
          <table:table-cell table:style-name="ce5" table:formula="of:=[.E70]*[.L70]" office:value-type="float" office:value="260.28" calcext:value-type="float">
            <text:p>260,2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V140</text:p>
          </table:table-cell>
          <table:table-cell table:style-name="ce2" office:value-type="string" calcext:value-type="string">
            <text:p>Panasonic Videorecorder 3 k.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285.08" calcext:value-type="float">
            <text:p>285,08 EUR</text:p>
          </table:table-cell>
          <table:table-cell table:style-name="ce5" office:value-type="float" office:value="495.54" calcext:value-type="float">
            <text:p>495,54 EUR</text:p>
          </table:table-cell>
          <table:table-cell table:style-name="ce5" table:formula="of:=[.E71]*[.L71]" office:value-type="float" office:value="855.24" calcext:value-type="float">
            <text:p>855,2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V145</text:p>
          </table:table-cell>
          <table:table-cell table:style-name="ce2" office:value-type="string" calcext:value-type="string">
            <text:p>Panasonic Videorecorder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337.14" calcext:value-type="float">
            <text:p>337,14 EUR</text:p>
          </table:table-cell>
          <table:table-cell table:style-name="ce5" office:value-type="float" office:value="617.25" calcext:value-type="float">
            <text:p>617,25 EUR</text:p>
          </table:table-cell>
          <table:table-cell table:style-name="ce5" table:formula="of:=[.E72]*[.L72]" office:value-type="float" office:value="1685.7" calcext:value-type="float">
            <text:p>1.685,7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X112</text:p>
          </table:table-cell>
          <table:table-cell table:style-name="ce2" office:value-type="string" calcext:value-type="string">
            <text:p>Aiwa Portable Hifi</text:p>
          </table:table-cell>
          <table:table-cell table:style-name="ce2" office:value-type="string" calcext:value-type="string">
            <text:p>Aiw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156.17" calcext:value-type="float">
            <text:p>156,17 EUR</text:p>
          </table:table-cell>
          <table:table-cell table:style-name="ce5" office:value-type="float" office:value="309.87" calcext:value-type="float">
            <text:p>309,87 EUR</text:p>
          </table:table-cell>
          <table:table-cell table:style-name="ce5" table:formula="of:=[.E73]*[.L73]" office:value-type="float" office:value="468.51" calcext:value-type="float">
            <text:p>468,51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X204</text:p>
          </table:table-cell>
          <table:table-cell table:style-name="ce2" office:value-type="string" calcext:value-type="string">
            <text:p>JVC Portable Hifi</text:p>
          </table:table-cell>
          <table:table-cell table:style-name="ce2" office:value-type="string" calcext:value-type="string">
            <text:p>JVC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OUSTIC NV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93.36" calcext:value-type="float">
            <text:p>193,36 EUR</text:p>
          </table:table-cell>
          <table:table-cell table:style-name="ce5" office:value-type="float" office:value="344.57" calcext:value-type="float">
            <text:p>344,57 EUR</text:p>
          </table:table-cell>
          <table:table-cell table:style-name="ce5" table:formula="of:=[.E74]*[.L74]" office:value-type="float" office:value="580.08" calcext:value-type="float">
            <text:p>580,0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X990</text:p>
          </table:table-cell>
          <table:table-cell table:style-name="ce2" office:value-type="string" calcext:value-type="string">
            <text:p>Samsung Moviebox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133.86" calcext:value-type="float">
            <text:p>133,86 EUR</text:p>
          </table:table-cell>
          <table:table-cell table:style-name="ce5" office:value-type="float" office:value="220.63" calcext:value-type="float">
            <text:p>220,63 EUR</text:p>
          </table:table-cell>
          <table:table-cell table:style-name="ce5" table:formula="of:=[.E75]*[.L75]" office:value-type="float" office:value="267.72" calcext:value-type="float">
            <text:p>267,72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D330</text:p>
          </table:table-cell>
          <table:table-cell table:style-name="ce2" office:value-type="string" calcext:value-type="string">
            <text:p>Philips Portable Radio-cass.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44.62" calcext:value-type="float">
            <text:p>44,62 EUR</text:p>
          </table:table-cell>
          <table:table-cell table:style-name="ce5" office:value-type="float" office:value="86.76" calcext:value-type="float">
            <text:p>86,76 EUR</text:p>
          </table:table-cell>
          <table:table-cell table:style-name="ce5" table:formula="of:=[.E76]*[.L76]" office:value-type="float" office:value="133.86" calcext:value-type="float">
            <text:p>133,8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X350</text:p>
          </table:table-cell>
          <table:table-cell table:style-name="ce2" office:value-type="string" calcext:value-type="string">
            <text:p>Yamaha Receiver 2 x 35 W</text:p>
          </table:table-cell>
          <table:table-cell table:style-name="ce2" office:value-type="string" calcext:value-type="string">
            <text:p>Yamah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38.82" calcext:value-type="float">
            <text:p>138,82 EUR</text:p>
          </table:table-cell>
          <table:table-cell table:style-name="ce5" office:value-type="float" office:value="270.2" calcext:value-type="float">
            <text:p>270,20 EUR</text:p>
          </table:table-cell>
          <table:table-cell table:style-name="ce5" table:formula="of:=[.E77]*[.L77]" office:value-type="float" office:value="416.46" calcext:value-type="float">
            <text:p>416,46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X450</text:p>
          </table:table-cell>
          <table:table-cell table:style-name="ce2" office:value-type="string" calcext:value-type="string">
            <text:p>Yamaha Receiver 2 x 40 W</text:p>
          </table:table-cell>
          <table:table-cell table:style-name="ce2" office:value-type="string" calcext:value-type="string">
            <text:p>Yamah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93.36" calcext:value-type="float">
            <text:p>193,36 EUR</text:p>
          </table:table-cell>
          <table:table-cell table:style-name="ce5" office:value-type="float" office:value="344.57" calcext:value-type="float">
            <text:p>344,57 EUR</text:p>
          </table:table-cell>
          <table:table-cell table:style-name="ce5" table:formula="of:=[.E78]*[.L78]" office:value-type="float" office:value="773.44" calcext:value-type="float">
            <text:p>773,4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A390</text:p>
          </table:table-cell>
          <table:table-cell table:style-name="ce2" office:value-type="string" calcext:value-type="string">
            <text:p>TDK Audiocassette SA 90 min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3-pack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2.73" calcext:value-type="float">
            <text:p>2,73 EUR</text:p>
          </table:table-cell>
          <table:table-cell table:style-name="ce5" office:value-type="float" office:value="5.18" calcext:value-type="float">
            <text:p>5,18 EUR</text:p>
          </table:table-cell>
          <table:table-cell table:style-name="ce5" table:formula="of:=[.E79]*[.L79]" office:value-type="float" office:value="95.55" calcext:value-type="float">
            <text:p>95,5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B401</text:p>
          </table:table-cell>
          <table:table-cell table:style-name="ce2" office:value-type="string" calcext:value-type="string">
            <text:p>Luidsprekers Bose 15O W</text:p>
          </table:table-cell>
          <table:table-cell table:style-name="ce2" office:value-type="string" calcext:value-type="string">
            <text:p>Bose</text:p>
          </table:table-cell>
          <table:table-cell table:style-name="ce2" office:value-type="string" calcext:value-type="string">
            <text:p>Paa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314.82" calcext:value-type="float">
            <text:p>314,82 EUR</text:p>
          </table:table-cell>
          <table:table-cell table:style-name="ce5" office:value-type="float" office:value="693.85" calcext:value-type="float">
            <text:p>693,85 EUR</text:p>
          </table:table-cell>
          <table:table-cell table:style-name="ce5" table:formula="of:=[.E80]*[.L80]" office:value-type="float" office:value="629.64" calcext:value-type="float">
            <text:p>629,6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D350</text:p>
          </table:table-cell>
          <table:table-cell table:style-name="ce2" office:value-type="string" calcext:value-type="string">
            <text:p>Sentinel Disk. 3,5 10 st.</text:p>
          </table:table-cell>
          <table:table-cell table:style-name="ce2" office:value-type="string" calcext:value-type="string">
            <text:p>Sentinel</text:p>
          </table:table-cell>
          <table:table-cell table:style-name="ce2" office:value-type="string" calcext:value-type="string">
            <text:p>Doos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11.16" calcext:value-type="float">
            <text:p>11,16 EUR</text:p>
          </table:table-cell>
          <table:table-cell table:style-name="ce5" office:value-type="float" office:value="17.1" calcext:value-type="float">
            <text:p>17,10 EUR</text:p>
          </table:table-cell>
          <table:table-cell table:style-name="ce5" table:formula="of:=[.E81]*[.L81]" office:value-type="float" office:value="602.64" calcext:value-type="float">
            <text:p>602,6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D525</text:p>
          </table:table-cell>
          <table:table-cell table:style-name="ce2" office:value-type="string" calcext:value-type="string">
            <text:p>Sentinel Disk. 5,25 10 st.</text:p>
          </table:table-cell>
          <table:table-cell table:style-name="ce2" office:value-type="string" calcext:value-type="string">
            <text:p>Sentinel</text:p>
          </table:table-cell>
          <table:table-cell table:style-name="ce2" office:value-type="string" calcext:value-type="string">
            <text:p>Doo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3.97" calcext:value-type="float">
            <text:p>3,97 EUR</text:p>
          </table:table-cell>
          <table:table-cell table:style-name="ce5" office:value-type="float" office:value="7.93" calcext:value-type="float">
            <text:p>7,93 EUR</text:p>
          </table:table-cell>
          <table:table-cell table:style-name="ce5" table:formula="of:=[.E82]*[.L82]" office:value-type="float" office:value="238.2" calcext:value-type="float">
            <text:p>238,2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M123</text:p>
          </table:table-cell>
          <table:table-cell table:style-name="ce2" office:value-type="string" calcext:value-type="string">
            <text:p>Philips Soundmixer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66.09" calcext:value-type="float">
            <text:p>166,09 EUR</text:p>
          </table:table-cell>
          <table:table-cell table:style-name="ce5" office:value-type="float" office:value="304.91" calcext:value-type="float">
            <text:p>304,91 EUR</text:p>
          </table:table-cell>
          <table:table-cell table:style-name="ce5" table:formula="of:=[.E83]*[.L83]" office:value-type="float" office:value="332.18" calcext:value-type="float">
            <text:p>332,1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460</text:p>
          </table:table-cell>
          <table:table-cell table:style-name="ce2" office:value-type="string" calcext:value-type="string">
            <text:p>Star Laserprinter LS4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OMPUDATA</text:p>
          </table:table-cell>
          <table:table-cell table:style-name="ce2" office:value-type="string" calcext:value-type="string">
            <text:p>Brabant</text:p>
          </table:table-cell>
          <table:table-cell table:style-name="ce5" office:value-type="float" office:value="557.76" calcext:value-type="float">
            <text:p>557,76 EUR</text:p>
          </table:table-cell>
          <table:table-cell table:style-name="ce5" office:value-type="float" office:value="1162.62" calcext:value-type="float">
            <text:p>1.162,62 EUR</text:p>
          </table:table-cell>
          <table:table-cell table:style-name="ce5" table:formula="of:=[.E84]*[.L84]" office:value-type="float" office:value="1673.28" calcext:value-type="float">
            <text:p>1.673,2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U610</text:p>
          </table:table-cell>
          <table:table-cell table:style-name="ce2" office:value-type="string" calcext:value-type="string">
            <text:p>Technics Versterker</text:p>
          </table:table-cell>
          <table:table-cell table:style-name="ce2" office:value-type="string" calcext:value-type="string">
            <text:p>Technic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85.03" calcext:value-type="float">
            <text:p>85,03 EUR</text:p>
          </table:table-cell>
          <table:table-cell table:style-name="ce5" office:value-type="float" office:value="171.05" calcext:value-type="float">
            <text:p>171,05 EUR</text:p>
          </table:table-cell>
          <table:table-cell table:style-name="ce5" table:formula="of:=[.E85]*[.L85]" office:value-type="float" office:value="425.15" calcext:value-type="float">
            <text:p>425,1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X360</text:p>
          </table:table-cell>
          <table:table-cell table:style-name="ce2" office:value-type="string" calcext:value-type="string">
            <text:p>Maxell Audiocassette SX 60 m</text:p>
          </table:table-cell>
          <table:table-cell table:style-name="ce2" office:value-type="string" calcext:value-type="string">
            <text:p>Maxell</text:p>
          </table:table-cell>
          <table:table-cell table:style-name="ce2" office:value-type="string" calcext:value-type="string">
            <text:p>3-pack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2.13" calcext:value-type="float">
            <text:p>2,13 EUR</text:p>
          </table:table-cell>
          <table:table-cell table:style-name="ce5" office:value-type="float" office:value="4.19" calcext:value-type="float">
            <text:p>4,19 EUR</text:p>
          </table:table-cell>
          <table:table-cell table:style-name="ce5" table:formula="of:=[.E86]*[.L86]" office:value-type="float" office:value="255.6" calcext:value-type="float">
            <text:p>255,6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S462</text:p>
          </table:table-cell>
          <table:table-cell table:style-name="ce2" office:value-type="string" calcext:value-type="string">
            <text:p>Pioneer autoluidspreker 40 W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Paa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29.5" calcext:value-type="float">
            <text:p>29,50 EUR</text:p>
          </table:table-cell>
          <table:table-cell table:style-name="ce5" office:value-type="float" office:value="59.25" calcext:value-type="float">
            <text:p>59,25 EUR</text:p>
          </table:table-cell>
          <table:table-cell table:style-name="ce5" table:formula="of:=[.E87]*[.L87]" office:value-type="float" office:value="147.5" calcext:value-type="float">
            <text:p>147,5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S799</text:p>
          </table:table-cell>
          <table:table-cell table:style-name="ce2" office:value-type="string" calcext:value-type="string">
            <text:p>Pioneer autoluidspreker 150</text:p>
          </table:table-cell>
          <table:table-cell table:style-name="ce2" office:value-type="string" calcext:value-type="string">
            <text:p>Pioneer</text:p>
          </table:table-cell>
          <table:table-cell table:style-name="ce2" office:value-type="string" calcext:value-type="string">
            <text:p>Paa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56.77" calcext:value-type="float">
            <text:p>56,77 EUR</text:p>
          </table:table-cell>
          <table:table-cell table:style-name="ce5" office:value-type="float" office:value="111.55" calcext:value-type="float">
            <text:p>111,55 EUR</text:p>
          </table:table-cell>
          <table:table-cell table:style-name="ce5" table:formula="of:=[.E88]*[.L88]" office:value-type="float" office:value="113.54" calcext:value-type="float">
            <text:p>113,5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U660</text:p>
          </table:table-cell>
          <table:table-cell table:style-name="ce2" office:value-type="string" calcext:value-type="string">
            <text:p>Denon Digitale Tuner</text:p>
          </table:table-cell>
          <table:table-cell table:style-name="ce2" office:value-type="string" calcext:value-type="string">
            <text:p>Denon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168.57" calcext:value-type="float">
            <text:p>168,57 EUR</text:p>
          </table:table-cell>
          <table:table-cell table:style-name="ce5" office:value-type="float" office:value="319.78" calcext:value-type="float">
            <text:p>319,78 EUR</text:p>
          </table:table-cell>
          <table:table-cell table:style-name="ce5" table:formula="of:=[.E89]*[.L89]" office:value-type="float" office:value="505.71" calcext:value-type="float">
            <text:p>505,71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X350</text:p>
          </table:table-cell>
          <table:table-cell table:style-name="ce2" office:value-type="string" calcext:value-type="string">
            <text:p>Yamaha Tuner</text:p>
          </table:table-cell>
          <table:table-cell table:style-name="ce2" office:value-type="string" calcext:value-type="string">
            <text:p>Yamah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UDIOFAN HIFI</text:p>
          </table:table-cell>
          <table:table-cell table:style-name="ce2" office:value-type="string" calcext:value-type="string">
            <text:p>Antwerpen</text:p>
          </table:table-cell>
          <table:table-cell table:style-name="ce5" office:value-type="float" office:value="91.72" calcext:value-type="float">
            <text:p>91,72 EUR</text:p>
          </table:table-cell>
          <table:table-cell table:style-name="ce5" office:value-type="float" office:value="173.28" calcext:value-type="float">
            <text:p>173,28 EUR</text:p>
          </table:table-cell>
          <table:table-cell table:style-name="ce5" table:formula="of:=[.E90]*[.L90]" office:value-type="float" office:value="366.88" calcext:value-type="float">
            <text:p>366,88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C180</text:p>
          </table:table-cell>
          <table:table-cell table:style-name="ce2" office:value-type="string" calcext:value-type="string">
            <text:p>Maxell videocassette</text:p>
          </table:table-cell>
          <table:table-cell table:style-name="ce2" office:value-type="string" calcext:value-type="string">
            <text:p>Maxell</text:p>
          </table:table-cell>
          <table:table-cell table:style-name="ce2" office:value-type="string" calcext:value-type="string">
            <text:p>3-p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9.92" calcext:value-type="float">
            <text:p>9,92 EUR</text:p>
          </table:table-cell>
          <table:table-cell table:style-name="ce5" office:value-type="float" office:value="16.11" calcext:value-type="float">
            <text:p>16,11 EUR</text:p>
          </table:table-cell>
          <table:table-cell table:style-name="ce5" table:formula="of:=[.E91]*[.L91]" office:value-type="float" office:value="49.6" calcext:value-type="float">
            <text:p>49,6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C240</text:p>
          </table:table-cell>
          <table:table-cell table:style-name="ce2" office:value-type="string" calcext:value-type="string">
            <text:p>Polaroid videocassette</text:p>
          </table:table-cell>
          <table:table-cell table:style-name="ce2" office:value-type="string" calcext:value-type="string">
            <text:p>Polaroid</text:p>
          </table:table-cell>
          <table:table-cell table:style-name="ce2" office:value-type="string" calcext:value-type="string">
            <text:p>3-pack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V ALLSOU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7.44" calcext:value-type="float">
            <text:p>7,44 EUR</text:p>
          </table:table-cell>
          <table:table-cell table:style-name="ce5" office:value-type="float" office:value="11.16" calcext:value-type="float">
            <text:p>11,16 EUR</text:p>
          </table:table-cell>
          <table:table-cell table:style-name="ce5" table:formula="of:=[.E92]*[.L92]" office:value-type="float" office:value="74.4" calcext:value-type="float">
            <text:p>74,4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K874</text:p>
          </table:table-cell>
          <table:table-cell table:style-name="ce2" office:value-type="string" calcext:value-type="string">
            <text:p>Philips Videocamera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453.65" calcext:value-type="float">
            <text:p>453,65 EUR</text:p>
          </table:table-cell>
          <table:table-cell table:style-name="ce5" office:value-type="float" office:value="865.15" calcext:value-type="float">
            <text:p>865,15 EUR</text:p>
          </table:table-cell>
          <table:table-cell table:style-name="ce5" table:formula="of:=[.E93]*[.L93]" office:value-type="float" office:value="1360.95" calcext:value-type="float">
            <text:p>1.360,9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S310</text:p>
          </table:table-cell>
          <table:table-cell table:style-name="ce2" office:value-type="string" calcext:value-type="string">
            <text:p>Akai Videorecorder 3 koppen</text:p>
          </table:table-cell>
          <table:table-cell table:style-name="ce2" office:value-type="string" calcext:value-type="string">
            <text:p>Akai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252.85" calcext:value-type="float">
            <text:p>252,85 EUR</text:p>
          </table:table-cell>
          <table:table-cell table:style-name="ce5" office:value-type="float" office:value="470.75" calcext:value-type="float">
            <text:p>470,75 EUR</text:p>
          </table:table-cell>
          <table:table-cell table:style-name="ce5" table:formula="of:=[.E94]*[.L94]" office:value-type="float" office:value="758.55" calcext:value-type="float">
            <text:p>758,5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S700</text:p>
          </table:table-cell>
          <table:table-cell table:style-name="ce2" office:value-type="string" calcext:value-type="string">
            <text:p>Philips Versterker 2 x 100 W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V PHILIPS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121.47" calcext:value-type="float">
            <text:p>121,47 EUR</text:p>
          </table:table-cell>
          <table:table-cell table:style-name="ce5" office:value-type="float" office:value="235.5" calcext:value-type="float">
            <text:p>235,50 EUR</text:p>
          </table:table-cell>
          <table:table-cell table:style-name="ce5" table:formula="of:=[.E95]*[.L95]" office:value-type="float" office:value="242.94" calcext:value-type="float">
            <text:p>242,9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S965</text:p>
          </table:table-cell>
          <table:table-cell table:style-name="ce2" office:value-type="string" calcext:value-type="string">
            <text:p>Akai Videorecorder</text:p>
          </table:table-cell>
          <table:table-cell table:style-name="ce2" office:value-type="string" calcext:value-type="string">
            <text:p>Akai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OUND FASHION</text:p>
          </table:table-cell>
          <table:table-cell table:style-name="ce2" office:value-type="string" calcext:value-type="string">
            <text:p>Oost-Vlaanderen</text:p>
          </table:table-cell>
          <table:table-cell table:style-name="ce5" office:value-type="float" office:value="380.52" calcext:value-type="float">
            <text:p>380,52 EUR</text:p>
          </table:table-cell>
          <table:table-cell table:style-name="ce5" office:value-type="float" office:value="592.47" calcext:value-type="float">
            <text:p>592,47 EUR</text:p>
          </table:table-cell>
          <table:table-cell table:style-name="ce5" table:formula="of:=[.E96]*[.L96]" office:value-type="float" office:value="2663.64" calcext:value-type="float">
            <text:p>2.663,64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WM031</text:p>
          </table:table-cell>
          <table:table-cell table:style-name="ce2" office:value-type="string" calcext:value-type="string">
            <text:p>Aiwa Cassettespeler</text:p>
          </table:table-cell>
          <table:table-cell table:style-name="ce2" office:value-type="string" calcext:value-type="string">
            <text:p>Aiw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30.99" calcext:value-type="float">
            <text:p>30,99 EUR</text:p>
          </table:table-cell>
          <table:table-cell table:style-name="ce5" office:value-type="float" office:value="64.2" calcext:value-type="float">
            <text:p>64,20 EUR</text:p>
          </table:table-cell>
          <table:table-cell table:style-name="ce5" table:formula="of:=[.E97]*[.L97]" office:value-type="float" office:value="154.95" calcext:value-type="float">
            <text:p>154,95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WM107</text:p>
          </table:table-cell>
          <table:table-cell table:style-name="ce2" office:value-type="string" calcext:value-type="string">
            <text:p>Aiwa Radiocassettespeler</text:p>
          </table:table-cell>
          <table:table-cell table:style-name="ce2" office:value-type="string" calcext:value-type="string">
            <text:p>Aiw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38.42" calcext:value-type="float">
            <text:p>38,42 EUR</text:p>
          </table:table-cell>
          <table:table-cell table:style-name="ce5" office:value-type="float" office:value="79.33" calcext:value-type="float">
            <text:p>79,33 EUR</text:p>
          </table:table-cell>
          <table:table-cell table:style-name="ce5" table:formula="of:=[.E98]*[.L98]" office:value-type="float" office:value="192.1" calcext:value-type="float">
            <text:p>192,1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WN300</text:p>
          </table:table-cell>
          <table:table-cell table:style-name="ce2" office:value-type="string" calcext:value-type="string">
            <text:p>Aiwa Portable Radio</text:p>
          </table:table-cell>
          <table:table-cell table:style-name="ce2" office:value-type="string" calcext:value-type="string">
            <text:p>Aiwa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61.97" calcext:value-type="float">
            <text:p>61,97 EUR</text:p>
          </table:table-cell>
          <table:table-cell table:style-name="ce5" office:value-type="float" office:value="121.47" calcext:value-type="float">
            <text:p>121,47 EUR</text:p>
          </table:table-cell>
          <table:table-cell table:style-name="ce5" table:formula="of:=[.E99]*[.L99]" office:value-type="float" office:value="557.73" calcext:value-type="float">
            <text:p>557,73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XL390</text:p>
          </table:table-cell>
          <table:table-cell table:style-name="ce2" office:value-type="string" calcext:value-type="string">
            <text:p>Maxell Audiocassette XL 90 m</text:p>
          </table:table-cell>
          <table:table-cell table:style-name="ce2" office:value-type="string" calcext:value-type="string">
            <text:p>Maxell</text:p>
          </table:table-cell>
          <table:table-cell table:style-name="ce2" office:value-type="string" calcext:value-type="string">
            <text:p>3-pack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ADIOLAND</text:p>
          </table:table-cell>
          <table:table-cell table:style-name="ce2" office:value-type="string" calcext:value-type="string">
            <text:p>West-Vlaanderen</text:p>
          </table:table-cell>
          <table:table-cell table:style-name="ce5" office:value-type="float" office:value="3.1" calcext:value-type="float">
            <text:p>3,10 EUR</text:p>
          </table:table-cell>
          <table:table-cell table:style-name="ce5" office:value-type="float" office:value="5.68" calcext:value-type="float">
            <text:p>5,68 EUR</text:p>
          </table:table-cell>
          <table:table-cell table:style-name="ce5" table:formula="of:=[.E100]*[.L100]" office:value-type="float" office:value="279" calcext:value-type="float">
            <text:p>279,00 EU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XR580</text:p>
          </table:table-cell>
          <table:table-cell table:style-name="ce2" office:value-type="string" calcext:value-type="string">
            <text:p>Sony Autoradio</text:p>
          </table:table-cell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Stu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HIFISTAR</text:p>
          </table:table-cell>
          <table:table-cell table:style-name="ce2" office:value-type="string" calcext:value-type="string">
            <text:p>Limburg</text:p>
          </table:table-cell>
          <table:table-cell table:style-name="ce5" office:value-type="float" office:value="277.64" calcext:value-type="float">
            <text:p>277,64 EUR</text:p>
          </table:table-cell>
          <table:table-cell table:style-name="ce5" office:value-type="float" office:value="468.52" calcext:value-type="float">
            <text:p>468,52 EUR</text:p>
          </table:table-cell>
          <table:table-cell table:style-name="ce5" table:formula="of:=[.E101]*[.L101]" office:value-type="float" office:value="277.64" calcext:value-type="float">
            <text:p>277,64 EUR</text:p>
          </table:table-cell>
          <table:table-cell table:number-columns-repeated="101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aitabel_Producten_1" table:style-name="ta2">
        <office:forms form:automatic-focus="false" form:apply-design-mode="false"/>
        <table:table-column table:style-name="co14" table:default-cell-style-name="ce13"/>
        <table:table-column table:style-name="co15" table:default-cell-style-name="ce18"/>
        <table:table-row table:style-name="ro2">
          <table:table-cell table:style-name="Draaitabel_20_veld" office:value-type="string" calcext:value-type="string">
            <text:p>MERK</text:p>
          </table:table-cell>
          <table:table-cell table:style-name="ce15" office:value-type="string" calcext:value-type="string">
            <text:p>- alle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style-name="ce11" office:value-type="string" calcext:value-type="string">
            <text:p>LEVNAAM</text:p>
          </table:table-cell>
          <table:table-cell table:style-name="ce16" office:value-type="string" calcext:value-type="string">
            <text:p>Aantal - NR</text:p>
          </table:table-cell>
        </table:table-row>
        <table:table-row table:style-name="ro2">
          <table:table-cell table:style-name="ce12" office:value-type="string" calcext:value-type="string">
            <text:p>ACOUSTIC NV</text:p>
          </table:table-cell>
          <table:table-cell table:style-name="ce17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UDIOFAN HIF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MPUDAT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HIFISTAR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V ALLSOUND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V PHILIP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ADIOLAN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OUND FASHION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2">
          <table:table-cell table:style-name="ce14" office:value-type="string" calcext:value-type="string">
            <text:p>Totaal Resultaat</text:p>
          </table:table-cell>
          <table:table-cell table:style-name="ce20" office:value-type="float" office:value="100" calcext:value-type="float">
            <text:p>100</text:p>
          </table:table-cell>
        </table:table-row>
      </table:table>
      <table:table table:name="Blad2" table:style-name="ta3">
        <office:forms form:automatic-focus="false" form:apply-design-mode="false"/>
        <table:table-column table:style-name="co1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ad3" table:style-name="ta4">
        <office:forms form:automatic-focus="false" form:apply-design-mode="false"/>
        <table:table-column table:style-name="co1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SHARED_FORMULA_13_2_13_2_0" table:base-cell-address="$Producten.$N$3" table:expression="[.E3]*[.L3]"/>
        <table:named-expression table:name="SHARED_FORMULA_13_66_13_66_0" table:base-cell-address="$Producten.$N$67" table:expression="[.E67]*[.L67]"/>
      </table:named-expressions>
      <table:data-pilot-tables>
        <table:data-pilot-table table:name="DataPilot1" table:application-data="" table:target-range-address="Draaitabel_Producten_1.A1:Draaitabel_Producten_1.B12" table:buttons="Draaitabel_Producten_1.A1 Draaitabel_Producten_1.A3" table:show-filter-button="false" table:drill-down-on-double-click="false">
          <table:source-cell-range table:cell-range-address="Producten.A1:Producten.N101"/>
          <table:data-pilot-field table:source-field-name="MERK" table:orientation="page" table:used-hierarchy="0" table:function="auto" loext:ignore-selected-page="true" table:selected-page="3M">
            <table:data-pilot-level table:show-empty="false" calcext:repeat-item-labels="false">
              <table:data-pilot-members>
                <table:data-pilot-member table:name="3M" table:display="true" table:show-details="true"/>
                <table:data-pilot-member table:name="Aiwa" table:display="true" table:show-details="true"/>
                <table:data-pilot-member table:name="Akai" table:display="true" table:show-details="true"/>
                <table:data-pilot-member table:name="Avance" table:display="true" table:show-details="true"/>
                <table:data-pilot-member table:name="Bose" table:display="true" table:show-details="true"/>
                <table:data-pilot-member table:name="Clarion" table:display="true" table:show-details="true"/>
                <table:data-pilot-member table:name="Denon" table:display="true" table:show-details="true"/>
                <table:data-pilot-member table:name="HP" table:display="true" table:show-details="true"/>
                <table:data-pilot-member table:name="JVC" table:display="true" table:show-details="true"/>
                <table:data-pilot-member table:name="Kenwood" table:display="true" table:show-details="true"/>
                <table:data-pilot-member table:name="KLH" table:display="true" table:show-details="true"/>
                <table:data-pilot-member table:name="Macrom" table:display="true" table:show-details="true"/>
                <table:data-pilot-member table:name="Maxell" table:display="true" table:show-details="true"/>
                <table:data-pilot-member table:name="Metz" table:display="true" table:show-details="true"/>
                <table:data-pilot-member table:name="Nashua" table:display="true" table:show-details="true"/>
                <table:data-pilot-member table:name="Nec" table:display="true" table:show-details="true"/>
                <table:data-pilot-member table:name="Panasonic" table:display="true" table:show-details="true"/>
                <table:data-pilot-member table:name="Philips" table:display="true" table:show-details="true"/>
                <table:data-pilot-member table:name="Pioneer" table:display="true" table:show-details="true"/>
                <table:data-pilot-member table:name="Polaroid" table:display="true" table:show-details="true"/>
                <table:data-pilot-member table:name="Profex" table:display="true" table:show-details="true"/>
                <table:data-pilot-member table:name="Proton" table:display="true" table:show-details="true"/>
                <table:data-pilot-member table:name="Samsung" table:display="true" table:show-details="true"/>
                <table:data-pilot-member table:name="Sentinel" table:display="true" table:show-details="true"/>
                <table:data-pilot-member table:name="Sony" table:display="true" table:show-details="true"/>
                <table:data-pilot-member table:name="Star" table:display="true" table:show-details="true"/>
                <table:data-pilot-member table:name="TDK" table:display="true" table:show-details="true"/>
                <table:data-pilot-member table:name="Technics" table:display="true" table:show-details="true"/>
                <table:data-pilot-member table:name="Tulip" table:display="true" table:show-details="true"/>
                <table:data-pilot-member table:name="Yamah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EVNAAM" table:orientation="row" table:used-hierarchy="0" table:function="auto">
            <table:data-pilot-level table:show-empty="false" calcext:repeat-item-labels="false">
              <table:data-pilot-members>
                <table:data-pilot-member table:name="ACOUSTIC NV" table:display="true" table:show-details="true"/>
                <table:data-pilot-member table:name="AUDIOFAN HIFI" table:display="true" table:show-details="true"/>
                <table:data-pilot-member table:name="COMPUDATA" table:display="true" table:show-details="true"/>
                <table:data-pilot-member table:name="HIFISTAR" table:display="true" table:show-details="true"/>
                <table:data-pilot-member table:name="NV ALLSOUND" table:display="true" table:show-details="true"/>
                <table:data-pilot-member table:name="NV PHILIPS" table:display="true" table:show-details="true"/>
                <table:data-pilot-member table:name="RADIOLAND" table:display="true" table:show-details="true"/>
                <table:data-pilot-member table:name="SOUND FASH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" table:orientation="data" table:used-hierarchy="0" table:function="count">
            <table:data-pilot-level table:show-empty="false" calcext:repeat-item-labels="false">
              <table:data-pilot-members>
                <table:data-pilot-member table:name="3M350" table:display="true" table:show-details="true"/>
                <table:data-pilot-member table:name="AA301" table:display="true" table:show-details="true"/>
                <table:data-pilot-member table:name="AA401" table:display="true" table:show-details="true"/>
                <table:data-pilot-member table:name="AV101" table:display="true" table:show-details="true"/>
                <table:data-pilot-member table:name="AV201" table:display="true" table:show-details="true"/>
                <table:data-pilot-member table:name="CC375" table:display="true" table:show-details="true"/>
                <table:data-pilot-member table:name="CC600" table:display="true" table:show-details="true"/>
                <table:data-pilot-member table:name="CC705" table:display="true" table:show-details="true"/>
                <table:data-pilot-member table:name="CD105" table:display="true" table:show-details="true"/>
                <table:data-pilot-member table:name="CD195" table:display="true" table:show-details="true"/>
                <table:data-pilot-member table:name="CD614" table:display="true" table:show-details="true"/>
                <table:data-pilot-member table:name="CP930" table:display="true" table:show-details="true"/>
                <table:data-pilot-member table:name="CR700" table:display="true" table:show-details="true"/>
                <table:data-pilot-member table:name="CS280" table:display="true" table:show-details="true"/>
                <table:data-pilot-member table:name="CS380" table:display="true" table:show-details="true"/>
                <table:data-pilot-member table:name="DB040" table:display="true" table:show-details="true"/>
                <table:data-pilot-member table:name="DB050" table:display="true" table:show-details="true"/>
                <table:data-pilot-member table:name="DC580" table:display="true" table:show-details="true"/>
                <table:data-pilot-member table:name="DE760" table:display="true" table:show-details="true"/>
                <table:data-pilot-member table:name="DR335" table:display="true" table:show-details="true"/>
                <table:data-pilot-member table:name="DR510" table:display="true" table:show-details="true"/>
                <table:data-pilot-member table:name="DR710" table:display="true" table:show-details="true"/>
                <table:data-pilot-member table:name="DR810" table:display="true" table:show-details="true"/>
                <table:data-pilot-member table:name="EX136" table:display="true" table:show-details="true"/>
                <table:data-pilot-member table:name="EX360" table:display="true" table:show-details="true"/>
                <table:data-pilot-member table:name="GM620" table:display="true" table:show-details="true"/>
                <table:data-pilot-member table:name="GR122" table:display="true" table:show-details="true"/>
                <table:data-pilot-member table:name="GR505" table:display="true" table:show-details="true"/>
                <table:data-pilot-member table:name="GR714" table:display="true" table:show-details="true"/>
                <table:data-pilot-member table:name="GR973" table:display="true" table:show-details="true"/>
                <table:data-pilot-member table:name="HD330" table:display="true" table:show-details="true"/>
                <table:data-pilot-member table:name="HD450" table:display="true" table:show-details="true"/>
                <table:data-pilot-member table:name="HD480" table:display="true" table:show-details="true"/>
                <table:data-pilot-member table:name="HD500" table:display="true" table:show-details="true"/>
                <table:data-pilot-member table:name="HD520" table:display="true" table:show-details="true"/>
                <table:data-pilot-member table:name="HD540" table:display="true" table:show-details="true"/>
                <table:data-pilot-member table:name="HF390" table:display="true" table:show-details="true"/>
                <table:data-pilot-member table:name="HG180" table:display="true" table:show-details="true"/>
                <table:data-pilot-member table:name="HP460" table:display="true" table:show-details="true"/>
                <table:data-pilot-member table:name="HP500" table:display="true" table:show-details="true"/>
                <table:data-pilot-member table:name="HR540" table:display="true" table:show-details="true"/>
                <table:data-pilot-member table:name="HR640" table:display="true" table:show-details="true"/>
                <table:data-pilot-member table:name="HR860" table:display="true" table:show-details="true"/>
                <table:data-pilot-member table:name="JV142" table:display="true" table:show-details="true"/>
                <table:data-pilot-member table:name="KC652" table:display="true" table:show-details="true"/>
                <table:data-pilot-member table:name="KE373" table:display="true" table:show-details="true"/>
                <table:data-pilot-member table:name="KE630" table:display="true" table:show-details="true"/>
                <table:data-pilot-member table:name="KV253" table:display="true" table:show-details="true"/>
                <table:data-pilot-member table:name="KV292" table:display="true" table:show-details="true"/>
                <table:data-pilot-member table:name="KX123" table:display="true" table:show-details="true"/>
                <table:data-pilot-member table:name="KX332" table:display="true" table:show-details="true"/>
                <table:data-pilot-member table:name="KX530" table:display="true" table:show-details="true"/>
                <table:data-pilot-member table:name="KX650" table:display="true" table:show-details="true"/>
                <table:data-pilot-member table:name="ML202" table:display="true" table:show-details="true"/>
                <table:data-pilot-member table:name="ML220" table:display="true" table:show-details="true"/>
                <table:data-pilot-member table:name="ML501" table:display="true" table:show-details="true"/>
                <table:data-pilot-member table:name="MS063" table:display="true" table:show-details="true"/>
                <table:data-pilot-member table:name="MS070" table:display="true" table:show-details="true"/>
                <table:data-pilot-member table:name="NB280" table:display="true" table:show-details="true"/>
                <table:data-pilot-member table:name="NC200" table:display="true" table:show-details="true"/>
                <table:data-pilot-member table:name="NS525" table:display="true" table:show-details="true"/>
                <table:data-pilot-member table:name="NV150" table:display="true" table:show-details="true"/>
                <table:data-pilot-member table:name="PA360" table:display="true" table:show-details="true"/>
                <table:data-pilot-member table:name="PA560" table:display="true" table:show-details="true"/>
                <table:data-pilot-member table:name="PA860" table:display="true" table:show-details="true"/>
                <table:data-pilot-member table:name="PC200" table:display="true" table:show-details="true"/>
                <table:data-pilot-member table:name="PC334" table:display="true" table:show-details="true"/>
                <table:data-pilot-member table:name="PC337" table:display="true" table:show-details="true"/>
                <table:data-pilot-member table:name="PT350" table:display="true" table:show-details="true"/>
                <table:data-pilot-member table:name="PV140" table:display="true" table:show-details="true"/>
                <table:data-pilot-member table:name="PV145" table:display="true" table:show-details="true"/>
                <table:data-pilot-member table:name="PX112" table:display="true" table:show-details="true"/>
                <table:data-pilot-member table:name="PX204" table:display="true" table:show-details="true"/>
                <table:data-pilot-member table:name="PX990" table:display="true" table:show-details="true"/>
                <table:data-pilot-member table:name="RD330" table:display="true" table:show-details="true"/>
                <table:data-pilot-member table:name="RX350" table:display="true" table:show-details="true"/>
                <table:data-pilot-member table:name="RX450" table:display="true" table:show-details="true"/>
                <table:data-pilot-member table:name="SA390" table:display="true" table:show-details="true"/>
                <table:data-pilot-member table:name="SB401" table:display="true" table:show-details="true"/>
                <table:data-pilot-member table:name="SD350" table:display="true" table:show-details="true"/>
                <table:data-pilot-member table:name="SD525" table:display="true" table:show-details="true"/>
                <table:data-pilot-member table:name="SM123" table:display="true" table:show-details="true"/>
                <table:data-pilot-member table:name="SP460" table:display="true" table:show-details="true"/>
                <table:data-pilot-member table:name="SU610" table:display="true" table:show-details="true"/>
                <table:data-pilot-member table:name="SX360" table:display="true" table:show-details="true"/>
                <table:data-pilot-member table:name="TS462" table:display="true" table:show-details="true"/>
                <table:data-pilot-member table:name="TS799" table:display="true" table:show-details="true"/>
                <table:data-pilot-member table:name="TU660" table:display="true" table:show-details="true"/>
                <table:data-pilot-member table:name="TX350" table:display="true" table:show-details="true"/>
                <table:data-pilot-member table:name="VC180" table:display="true" table:show-details="true"/>
                <table:data-pilot-member table:name="VC240" table:display="true" table:show-details="true"/>
                <table:data-pilot-member table:name="VK874" table:display="true" table:show-details="true"/>
                <table:data-pilot-member table:name="VS310" table:display="true" table:show-details="true"/>
                <table:data-pilot-member table:name="VS700" table:display="true" table:show-details="true"/>
                <table:data-pilot-member table:name="VS965" table:display="true" table:show-details="true"/>
                <table:data-pilot-member table:name="WM031" table:display="true" table:show-details="true"/>
                <table:data-pilot-member table:name="WM107" table:display="true" table:show-details="true"/>
                <table:data-pilot-member table:name="WN300" table:display="true" table:show-details="true"/>
                <table:data-pilot-member table:name="XL390" table:display="true" table:show-details="true"/>
                <table:data-pilot-member table:name="XR5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EUR</number:text>
    </number:number-style>
    <number:number-style style:name="N110"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EUR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EUR</number:text>
    </number:number-style>
    <number:number-style style:name="N113P0" style:volatile="true">
      <number:number number:decimal-places="2" loext:min-decimal-places="2" number:min-integer-digits="1" number:grouping="true"/>
      <number:text> EUR</number:text>
    </number:number-style>
    <number:number-style style:name="N113"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EUR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22P2" style:volatile="true">
      <loext:text> </loext:text>
      <loext:fill-character> </loext:fill-character>
      <number:text>-  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EUR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EUR </number:text>
    </number:number-style>
    <number:number-style style:name="N126P2" style:volatile="true">
      <loext:text> </loext:text>
      <loext:fill-character> </loext:fill-character>
      <number:text>- EUR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EUR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EUR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EU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raaitabel_20_hoek" style:display-name="Draaitabel hoek" style:family="table-cell" style:parent-style-name="Default"/>
    <style:style style:name="Draaitabel_20_waarde" style:display-name="Draaitabel waarde" style:family="table-cell" style:parent-style-name="Default"/>
    <style:style style:name="Draaitabel_20_veld" style:display-name="Draaitabel veld" style:family="table-cell" style:parent-style-name="Default"/>
    <style:style style:name="Draaitabel_20_categorie" style:display-name="Draaitabel categorie" style:family="table-cell" style:parent-style-name="Default">
      <style:table-cell-properties style:text-align-source="fix" style:repeat-content="false"/>
      <style:paragraph-properties fo:text-align="start"/>
    </style:style>
    <style:style style:name="Draaitabel_20_titel" style:display-name="Draaitabel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raaitabel_20_resultaat" style:display-name="Draaitabel resultaa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-00-0000</text:date>, <text:time style:data-style-name="N2" text:time-value="10:33:33.44896517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Producten" style:display-name="PageStyle_Produc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e De Belder</meta:initial-creator>
    <meta:creation-date>2002-04-29T10:59:15</meta:creation-date>
    <dc:date>2018-12-12T10:39:27.869826997</dc:date>
    <meta:generator>LibreOffice/6.0.4.2$Linux_X86_64 LibreOffice_project/00m0$Build-2</meta:generator>
    <meta:editing-duration>PT5M54S</meta:editing-duration>
    <meta:editing-cycles>1</meta:editing-cycles>
    <meta:document-statistic meta:table-count="4" meta:cell-count="1434" meta:object-count="0"/>
  </office:meta>
</office:document-meta>
</file>